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MenuElementImpl.setCompact( boolean comp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MenuElementImpl.getComp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enuElementImpl.HTMLMenu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